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ference</text:p>
          </table:table-cell>
          <table:covered-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57/303 coin cell</text:p>
          </table:table-cell>
        </table:table-row>
        <table:table-row table:style-name="ro1">
          <table:table-cell office:value-type="string" calcext:value-type="string">
            <text:p>BT2</text:p>
          </table:table-cell>
          <table:table-cell office:value-type="string" calcext:value-type="string">
            <text:p>357/303 coin ce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 MLC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8pF Cerami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8pF Cerami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 MLC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 MLC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F MLC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 MLC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 MLC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0mA 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6-pin AVR ISP header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rogramming Jump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00Ohm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Ohm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Ohm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8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N487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FM24V1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CM-20602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CP130-270TT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0mhz crys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20:54:01.853612945</meta:creation-date>
    <dc:date>2021-03-29T21:06:21.004712957</dc:date>
    <meta:editing-duration>PT12M19S</meta:editing-duration>
    <meta:editing-cycles>2</meta:editing-cycles>
    <meta:generator>LibreOffice/7.1.1.2$Linux_X86_64 LibreOffice_project/10$Build-2</meta:generator>
    <meta:document-statistic meta:table-count="1" meta:cell-count="45" meta:object-count="0"/>
  </office:meta>
</office:document-meta>
</file>